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none" style:direction="ltr" fo:border-right="none" style:rotation-angle="9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0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1" style:family="table-cell" style:parent-style-name="Default" style:data-style-name="N10">
      <style:text-properties fo:color="#000000"/>
    </style:style>
    <style:style style:name="ce12" style:family="table-cell" style:parent-style-name="Default">
      <style:text-properties fo:color="#666666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color="#666666"/>
    </style:style>
    <style:style style:name="ce14" style:family="table-cell" style:parent-style-name="Default" style:data-style-name="N2">
      <style:table-cell-properties fo:border-bottom="none" fo:border-left="none" fo:border-right="none" fo:border-top="0.06pt solid #000000"/>
      <style:text-properties fo:color="#666666"/>
    </style:style>
    <style:style style:name="ce15" style:family="table-cell" style:parent-style-name="Default" style:data-style-name="N2">
      <style:text-properties fo:color="#666666"/>
    </style:style>
    <style:style style:name="ce16" style:family="table-cell" style:parent-style-name="Default" style:data-style-name="N2">
      <style:table-cell-properties fo:border-bottom="0.06pt solid #000000" fo:border-left="none" fo:border-right="none" fo:border-top="none"/>
      <style:text-properties fo:color="#666666"/>
    </style:style>
    <style:style style:name="ce1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2"/>
    <style:style style:name="ce19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color="#666666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color="#666666"/>
    </style:style>
    <style:style style:name="ce22" style:family="table-cell" style:parent-style-name="Default" style:data-style-name="N2">
      <style:table-cell-properties fo:border-bottom="none" fo:border-left="none" fo:border-right="0.06pt solid #000000" fo:border-top="0.06pt solid #000000"/>
      <style:text-properties fo:color="#666666"/>
    </style:style>
    <style:style style:name="ce23" style:family="table-cell" style:parent-style-name="Default" style:data-style-name="N2">
      <style:table-cell-properties fo:border-bottom="none" fo:border-left="none" fo:border-right="0.06pt solid #000000" fo:border-top="none"/>
      <style:text-properties fo:color="#666666"/>
    </style:style>
    <style:style style:name="ce24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color="#666666"/>
    </style:style>
    <style:style style:name="ce25" style:family="table-cell" style:parent-style-name="Default"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28" style:family="table-cell" style:parent-style-name="Default" style:data-style-name="N1">
      <style:table-cell-properties fo:border-bottom="none" fo:border-left="0.06pt solid #000000" fo:border-right="none" fo:border-top="0.06pt solid #000000"/>
      <style:text-properties fo:color="#666666"/>
    </style:style>
    <style:style style:name="ce29" style:family="table-cell" style:parent-style-name="Default" style:data-style-name="N1">
      <style:table-cell-properties fo:border-bottom="none" fo:border-left="0.06pt solid #000000" fo:border-right="none" fo:border-top="none"/>
      <style:text-properties fo:color="#666666"/>
    </style:style>
    <style:style style:name="ce30" style:family="table-cell" style:parent-style-name="Default" style:data-style-name="N1">
      <style:table-cell-properties fo:border-bottom="none" fo:border-left="none" fo:border-right="none" fo:border-top="0.06pt solid #000000"/>
      <style:text-properties fo:color="#666666"/>
    </style:style>
    <style:style style:name="ce31" style:family="table-cell" style:parent-style-name="Default" style:data-style-name="N1">
      <style:table-cell-properties fo:border="none"/>
      <style:text-properties fo:color="#666666"/>
    </style:style>
    <style:style style:name="ce32" style:family="table-cell" style:parent-style-name="Default" style:data-style-name="N1">
      <style:table-cell-properties fo:border-bottom="none" fo:border-left="none" fo:border-right="0.06pt solid #000000" fo:border-top="0.06pt solid #000000"/>
      <style:text-properties fo:color="#666666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  <style:text-properties fo:color="#6666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12"/>
        <table:table-column table:style-name="co4" table:default-cell-style-name="Default"/>
        <table:table-column table:style-name="co4" table:default-cell-style-name="ce20"/>
        <table:table-column table:style-name="co5" table:default-cell-style-name="ce12"/>
        <table:table-column table:style-name="co5" table:default-cell-style-name="Default"/>
        <table:table-column table:style-name="co5" table:default-cell-style-name="ce20"/>
        <table:table-column table:style-name="co6" table:number-columns-repeated="1015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resistor tolerance</text:p>
          </table:table-cell>
          <table:table-cell table:style-name="ce11" office:value-type="percentage" office:value="0.05" calcext:value-type="percentage">
            <text:p>0.05</text:p>
          </table:table-cell>
          <table:table-cell table:number-columns-repeated="2"/>
          <table:table-cell table:style-name="ce25" office:value-type="string" calcext:value-type="string">
            <text:p>Vref</text:p>
          </table:table-cell>
          <table:table-cell office:value-type="float" office:value="2.56" calcext:value-type="float">
            <text:p>2.5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R1</text:p>
          </table:table-cell>
          <table:table-cell table:formula="of:=[.E2]-[.E2]*[.D1]" office:value-type="float" office:value="4085" calcext:value-type="float">
            <text:p/>
          </table:table-cell>
          <table:table-cell office:value-type="float" office:value="4300" calcext:value-type="float">
            <text:p>4300</text:p>
          </table:table-cell>
          <table:table-cell table:formula="of:=[.E2]+[.E2]*[.D1]" office:value-type="float" office:value="4515" calcext:value-type="float">
            <text:p/>
          </table:table-cell>
          <table:table-cell table:style-name="ce26" office:value-type="string" calcext:value-type="string" table:number-columns-spanned="3" table:number-rows-spanned="2">
            <text:p>value returned by ADC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>
            <text:p>R2</text:p>
          </table:table-cell>
          <table:table-cell table:style-name="ce13" table:formula="of:=[.E3]+[.E3]*[.D1]" office:value-type="float" office:value="1155" calcext:value-type="float">
            <text:p/>
          </table:table-cell>
          <table:table-cell table:style-name="ce3" office:value-type="float" office:value="1100" calcext:value-type="float">
            <text:p>1100</text:p>
          </table:table-cell>
          <table:table-cell table:style-name="ce21" table:formula="of:=[.E3]-[.E3]*[.D1]" office:value-type="float" office:value="1045" calcext:value-type="float">
            <text:p/>
          </table:table-cell>
          <table:covered-table-cell table:style-name="ce27"/>
          <table:covered-table-cell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14">
            <text:p>input voltage</text:p>
          </table:table-cell>
          <table:table-cell table:style-name="ce2" office:value-type="string" calcext:value-type="string">
            <text:p>4S</text:p>
          </table:table-cell>
          <table:table-cell table:style-name="ce7" table:formula="of:=[.C5]+4.2" office:value-type="float" office:value="16.8" calcext:value-type="float">
            <text:p/>
          </table:table-cell>
          <table:table-cell table:style-name="ce14" table:formula="of:=[.$C4]*[.D$3]/([.D$2]+[.D$3])" office:value-type="float" office:value="3.7030534351145" calcext:value-type="float">
            <text:p/>
          </table:table-cell>
          <table:table-cell table:style-name="ce17" table:formula="of:=[.$C4]*[.E$3]/([.E$2]+[.E$3])" office:value-type="float" office:value="3.42222222222222" calcext:value-type="float">
            <text:p/>
          </table:table-cell>
          <table:table-cell table:style-name="ce22" table:formula="of:=[.$C4]*[.F$3]/([.F$2]+[.F$3])" office:value-type="float" office:value="3.15755395683453" calcext:value-type="float">
            <text:p/>
          </table:table-cell>
          <table:table-cell table:style-name="ce28" table:formula="of:=[.D4]/([.$H$1]/255)" office:value-type="float" office:value="368.858838263359" calcext:value-type="float">
            <text:p/>
          </table:table-cell>
          <table:table-cell table:style-name="ce30" table:formula="of:=[.E4]/([.$H$1]/255)" office:value-type="float" office:value="340.885416666667" calcext:value-type="float">
            <text:p/>
          </table:table-cell>
          <table:table-cell table:style-name="ce32" table:formula="of:=[.F4]/([.$H$1]/255)" office:value-type="float" office:value="314.521976169065" calcext:value-type="float">
            <text:p/>
          </table:table-cell>
          <table:table-cell table:style-name="ce2" table:number-columns-repeated="1015"/>
        </table:table-row>
        <table:table-row table:style-name="ro1">
          <table:covered-table-cell/>
          <table:table-cell office:value-type="string" calcext:value-type="string">
            <text:p>3S</text:p>
          </table:table-cell>
          <table:table-cell table:formula="of:=[.C6]+4.2" office:value-type="float" office:value="12.6" calcext:value-type="float">
            <text:p/>
          </table:table-cell>
          <table:table-cell table:style-name="ce15" table:formula="of:=[.$C5]*[.D$3]/([.D$2]+[.D$3])" office:value-type="float" office:value="2.77729007633588" calcext:value-type="float">
            <text:p/>
          </table:table-cell>
          <table:table-cell table:style-name="ce18" table:formula="of:=[.$C5]*[.E$3]/([.E$2]+[.E$3])" office:value-type="float" office:value="2.56666666666667" calcext:value-type="float">
            <text:p/>
          </table:table-cell>
          <table:table-cell table:style-name="ce23" table:formula="of:=[.$C5]*[.F$3]/([.F$2]+[.F$3])" office:value-type="float" office:value="2.3681654676259" calcext:value-type="float">
            <text:p/>
          </table:table-cell>
          <table:table-cell table:style-name="ce29" table:formula="of:=[.D5]/([.$H$1]/255)" office:value-type="float" office:value="276.644128697519" calcext:value-type="float">
            <text:p/>
          </table:table-cell>
          <table:table-cell table:style-name="ce31" table:formula="of:=[.E5]/([.$H$1]/255)" office:value-type="float" office:value="255.6640625" calcext:value-type="float">
            <text:p/>
          </table:table-cell>
          <table:table-cell table:style-name="ce33" table:formula="of:=[.F5]/([.$H$1]/255)" office:value-type="float" office:value="235.891482126799" calcext:value-type="float">
            <text:p/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2S</text:p>
          </table:table-cell>
          <table:table-cell table:formula="of:=[.C7]+4.2" office:value-type="float" office:value="8.4" calcext:value-type="float">
            <text:p/>
          </table:table-cell>
          <table:table-cell table:style-name="ce15" table:formula="of:=[.$C6]*[.D$3]/([.D$2]+[.D$3])" office:value-type="float" office:value="1.85152671755725" calcext:value-type="float">
            <text:p/>
          </table:table-cell>
          <table:table-cell table:style-name="ce18" table:formula="of:=[.$C6]*[.E$3]/([.E$2]+[.E$3])" office:value-type="float" office:value="1.71111111111111" calcext:value-type="float">
            <text:p/>
          </table:table-cell>
          <table:table-cell table:style-name="ce23" table:formula="of:=[.$C6]*[.F$3]/([.F$2]+[.F$3])" office:value-type="float" office:value="1.57877697841727" calcext:value-type="float">
            <text:p/>
          </table:table-cell>
          <table:table-cell table:style-name="ce29" table:formula="of:=[.D6]/([.$H$1]/255)" office:value-type="float" office:value="184.429419131679" calcext:value-type="float">
            <text:p/>
          </table:table-cell>
          <table:table-cell table:style-name="ce31" table:formula="of:=[.E6]/([.$H$1]/255)" office:value-type="float" office:value="170.442708333333" calcext:value-type="float">
            <text:p/>
          </table:table-cell>
          <table:table-cell table:style-name="ce33" table:formula="of:=[.F6]/([.$H$1]/255)" office:value-type="float" office:value="157.260988084532" calcext:value-type="float">
            <text:p/>
          </table:table-cell>
          <table:table-cell table:number-columns-repeated="1015"/>
        </table:table-row>
        <table:table-row table:style-name="ro1">
          <table:covered-table-cell/>
          <table:table-cell table:style-name="ce3" office:value-type="string" calcext:value-type="string">
            <text:p>1S</text:p>
          </table:table-cell>
          <table:table-cell table:style-name="ce9" office:value-type="float" office:value="4.2" calcext:value-type="float">
            <text:p>4.2</text:p>
          </table:table-cell>
          <table:table-cell table:style-name="ce16" table:formula="of:=[.$C7]*[.D$3]/([.D$2]+[.D$3])" office:value-type="float" office:value="0.925763358778626" calcext:value-type="float">
            <text:p/>
          </table:table-cell>
          <table:table-cell table:style-name="ce19" table:formula="of:=[.$C7]*[.E$3]/([.E$2]+[.E$3])" office:value-type="float" office:value="0.855555555555556" calcext:value-type="float">
            <text:p/>
          </table:table-cell>
          <table:table-cell table:style-name="ce24" table:formula="of:=[.$C7]*[.F$3]/([.F$2]+[.F$3])" office:value-type="float" office:value="0.789388489208633" calcext:value-type="float">
            <text:p/>
          </table:table-cell>
          <table:table-cell table:style-name="ce29" table:formula="of:=[.D7]/([.$H$1]/255)" office:value-type="float" office:value="92.2147095658397" calcext:value-type="float">
            <text:p/>
          </table:table-cell>
          <table:table-cell table:style-name="ce31" table:formula="of:=[.E7]/([.$H$1]/255)" office:value-type="float" office:value="85.2213541666667" calcext:value-type="float">
            <text:p/>
          </table:table-cell>
          <table:table-cell table:style-name="ce33" table:formula="of:=[.F7]/([.$H$1]/255)" office:value-type="float" office:value="78.6304940422662" calcext:value-type="float">
            <text:p/>
          </table:table-cell>
          <table:table-cell table:number-columns-repeated="1015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discharged cell</text:p>
          </table:table-cell>
          <table:table-cell table:style-name="ce10" office:value-type="float" office:value="4" calcext:value-type="float">
            <text:p>4</text:p>
          </table:table-cell>
          <table:table-cell table:style-name="ce15" table:formula="of:=[.$C8]*[.D$3]/([.D$2]+[.D$3])" office:value-type="float" office:value="0.881679389312977" calcext:value-type="float">
            <text:p/>
          </table:table-cell>
          <table:table-cell table:style-name="ce18" table:formula="of:=[.$C8]*[.E$3]/([.E$2]+[.E$3])" office:value-type="float" office:value="0.814814814814815" calcext:value-type="float">
            <text:p/>
          </table:table-cell>
          <table:table-cell table:style-name="ce23" table:formula="of:=[.$C8]*[.F$3]/([.F$2]+[.F$3])" office:value-type="float" office:value="0.751798561151079" calcext:value-type="float">
            <text:p/>
          </table:table-cell>
          <table:table-cell table:style-name="ce28" table:formula="of:=[.D8]/([.$H$1]/255)" office:value-type="float" office:value="87.8235329198473" calcext:value-type="float">
            <text:p/>
          </table:table-cell>
          <table:table-cell table:style-name="ce30" table:formula="of:=[.E8]/([.$H$1]/255)" office:value-type="float" office:value="81.1631944444444" calcext:value-type="float">
            <text:p/>
          </table:table-cell>
          <table:table-cell table:style-name="ce32" table:formula="of:=[.F8]/([.$H$1]/255)" office:value-type="float" office:value="74.8861848021583" calcext:value-type="float">
            <text:p/>
          </table:table-cell>
          <table:table-cell table:number-columns-repeated="1015"/>
        </table:table-row>
        <table:table-row table:style-name="ro1">
          <table:covered-table-cell/>
          <table:covered-table-cell table:style-name="ce4"/>
          <table:table-cell table:style-name="ce10" office:value-type="float" office:value="3.7" calcext:value-type="float">
            <text:p>3.7</text:p>
          </table:table-cell>
          <table:table-cell table:style-name="ce15" table:formula="of:=[.$C9]*[.D$3]/([.D$2]+[.D$3])" office:value-type="float" office:value="0.815553435114504" calcext:value-type="float">
            <text:p/>
          </table:table-cell>
          <table:table-cell table:style-name="ce18" table:formula="of:=[.$C9]*[.E$3]/([.E$2]+[.E$3])" office:value-type="float" office:value="0.753703703703704" calcext:value-type="float">
            <text:p/>
          </table:table-cell>
          <table:table-cell table:style-name="ce23" table:formula="of:=[.$C9]*[.F$3]/([.F$2]+[.F$3])" office:value-type="float" office:value="0.695413669064748" calcext:value-type="float">
            <text:p/>
          </table:table-cell>
          <table:table-cell table:style-name="ce29" table:formula="of:=[.D9]/([.$H$1]/255)" office:value-type="float" office:value="81.2367679508588" calcext:value-type="float">
            <text:p/>
          </table:table-cell>
          <table:table-cell table:style-name="ce31" table:formula="of:=[.E9]/([.$H$1]/255)" office:value-type="float" office:value="75.0759548611111" calcext:value-type="float">
            <text:p/>
          </table:table-cell>
          <table:table-cell table:style-name="ce33" table:formula="of:=[.F9]/([.$H$1]/255)" office:value-type="float" office:value="69.2697209419964" calcext:value-type="float">
            <text:p/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10" office:value-type="float" office:value="3.5" calcext:value-type="float">
            <text:p>3.5</text:p>
          </table:table-cell>
          <table:table-cell table:style-name="ce15" table:formula="of:=[.$C10]*[.D$3]/([.D$2]+[.D$3])" office:value-type="float" office:value="0.771469465648855" calcext:value-type="float">
            <text:p/>
          </table:table-cell>
          <table:table-cell table:style-name="ce18" table:formula="of:=[.$C10]*[.E$3]/([.E$2]+[.E$3])" office:value-type="float" office:value="0.712962962962963" calcext:value-type="float">
            <text:p/>
          </table:table-cell>
          <table:table-cell table:style-name="ce23" table:formula="of:=[.$C10]*[.F$3]/([.F$2]+[.F$3])" office:value-type="float" office:value="0.657823741007194" calcext:value-type="float">
            <text:p/>
          </table:table-cell>
          <table:table-cell table:style-name="ce29" table:formula="of:=[.D10]/([.$H$1]/255)" office:value-type="float" office:value="76.8455913048664" calcext:value-type="float">
            <text:p/>
          </table:table-cell>
          <table:table-cell table:style-name="ce31" table:formula="of:=[.E10]/([.$H$1]/255)" office:value-type="float" office:value="71.0177951388889" calcext:value-type="float">
            <text:p/>
          </table:table-cell>
          <table:table-cell table:style-name="ce33" table:formula="of:=[.F10]/([.$H$1]/255)" office:value-type="float" office:value="65.5254117018885" calcext:value-type="float">
            <text:p/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10" office:value-type="float" office:value="3.3" calcext:value-type="float">
            <text:p>3.3</text:p>
          </table:table-cell>
          <table:table-cell table:style-name="ce15" table:formula="of:=[.$C11]*[.D$3]/([.D$2]+[.D$3])" office:value-type="float" office:value="0.727385496183206" calcext:value-type="float">
            <text:p/>
          </table:table-cell>
          <table:table-cell table:style-name="ce18" table:formula="of:=[.$C11]*[.E$3]/([.E$2]+[.E$3])" office:value-type="float" office:value="0.672222222222222" calcext:value-type="float">
            <text:p/>
          </table:table-cell>
          <table:table-cell table:style-name="ce23" table:formula="of:=[.$C11]*[.F$3]/([.F$2]+[.F$3])" office:value-type="float" office:value="0.62023381294964" calcext:value-type="float">
            <text:p/>
          </table:table-cell>
          <table:table-cell table:style-name="ce29" table:formula="of:=[.D11]/([.$H$1]/255)" office:value-type="float" office:value="72.4544146588741" calcext:value-type="float">
            <text:p/>
          </table:table-cell>
          <table:table-cell table:style-name="ce31" table:formula="of:=[.E11]/([.$H$1]/255)" office:value-type="float" office:value="66.9596354166667" calcext:value-type="float">
            <text:p/>
          </table:table-cell>
          <table:table-cell table:style-name="ce33" table:formula="of:=[.F11]/([.$H$1]/255)" office:value-type="float" office:value="61.7811024617806" calcext:value-type="float">
            <text:p/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10" office:value-type="float" office:value="3.2" calcext:value-type="float">
            <text:p>3.2</text:p>
          </table:table-cell>
          <table:table-cell table:style-name="ce15" table:formula="of:=[.$C12]*[.D$3]/([.D$2]+[.D$3])" office:value-type="float" office:value="0.705343511450382" calcext:value-type="float">
            <text:p/>
          </table:table-cell>
          <table:table-cell table:style-name="ce18" table:formula="of:=[.$C12]*[.E$3]/([.E$2]+[.E$3])" office:value-type="float" office:value="0.651851851851852" calcext:value-type="float">
            <text:p/>
          </table:table-cell>
          <table:table-cell table:style-name="ce23" table:formula="of:=[.$C12]*[.F$3]/([.F$2]+[.F$3])" office:value-type="float" office:value="0.601438848920863" calcext:value-type="float">
            <text:p/>
          </table:table-cell>
          <table:table-cell table:style-name="ce29" table:formula="of:=[.D12]/([.$H$1]/255)" office:value-type="float" office:value="70.2588263358779" calcext:value-type="float">
            <text:p/>
          </table:table-cell>
          <table:table-cell table:style-name="ce31" table:formula="of:=[.E12]/([.$H$1]/255)" office:value-type="float" office:value="64.9305555555556" calcext:value-type="float">
            <text:p/>
          </table:table-cell>
          <table:table-cell table:style-name="ce33" table:formula="of:=[.F12]/([.$H$1]/255)" office:value-type="float" office:value="59.9089478417266" calcext:value-type="float">
            <text:p/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10" office:value-type="float" office:value="3.1" calcext:value-type="float">
            <text:p>3.1</text:p>
          </table:table-cell>
          <table:table-cell table:style-name="ce15" table:formula="of:=[.$C13]*[.D$3]/([.D$2]+[.D$3])" office:value-type="float" office:value="0.683301526717557" calcext:value-type="float">
            <text:p/>
          </table:table-cell>
          <table:table-cell table:style-name="ce18" table:formula="of:=[.$C13]*[.E$3]/([.E$2]+[.E$3])" office:value-type="float" office:value="0.631481481481482" calcext:value-type="float">
            <text:p/>
          </table:table-cell>
          <table:table-cell table:style-name="ce23" table:formula="of:=[.$C13]*[.F$3]/([.F$2]+[.F$3])" office:value-type="float" office:value="0.582643884892086" calcext:value-type="float">
            <text:p/>
          </table:table-cell>
          <table:table-cell table:style-name="ce29" table:formula="of:=[.D13]/([.$H$1]/255)" office:value-type="float" office:value="68.0632380128817" calcext:value-type="float">
            <text:p/>
          </table:table-cell>
          <table:table-cell table:style-name="ce31" table:formula="of:=[.E13]/([.$H$1]/255)" office:value-type="float" office:value="62.9014756944444" calcext:value-type="float">
            <text:p/>
          </table:table-cell>
          <table:table-cell table:style-name="ce33" table:formula="of:=[.F13]/([.$H$1]/255)" office:value-type="float" office:value="58.0367932216727" calcext:value-type="float">
            <text:p/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5" table:formula="of:=[.$C14]*[.D$3]/([.D$2]+[.D$3])" office:value-type="float" office:value="0.661259541984733" calcext:value-type="float">
            <text:p/>
          </table:table-cell>
          <table:table-cell table:style-name="ce18" table:formula="of:=[.$C14]*[.E$3]/([.E$2]+[.E$3])" office:value-type="float" office:value="0.611111111111111" calcext:value-type="float">
            <text:p/>
          </table:table-cell>
          <table:table-cell table:style-name="ce23" table:formula="of:=[.$C14]*[.F$3]/([.F$2]+[.F$3])" office:value-type="float" office:value="0.563848920863309" calcext:value-type="float">
            <text:p/>
          </table:table-cell>
          <table:table-cell table:style-name="ce29" table:formula="of:=[.D14]/([.$H$1]/255)" office:value-type="float" office:value="65.8676496898855" calcext:value-type="float">
            <text:p/>
          </table:table-cell>
          <table:table-cell table:style-name="ce31" table:formula="of:=[.E14]/([.$H$1]/255)" office:value-type="float" office:value="60.8723958333333" calcext:value-type="float">
            <text:p/>
          </table:table-cell>
          <table:table-cell table:style-name="ce33" table:formula="of:=[.F14]/([.$H$1]/255)" office:value-type="float" office:value="56.1646386016187" calcext:value-type="float">
            <text:p/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10" office:value-type="float" office:value="2.9" calcext:value-type="float">
            <text:p>2.9</text:p>
          </table:table-cell>
          <table:table-cell table:style-name="ce15" table:formula="of:=[.$C15]*[.D$3]/([.D$2]+[.D$3])" office:value-type="float" office:value="0.639217557251908" calcext:value-type="float">
            <text:p/>
          </table:table-cell>
          <table:table-cell table:style-name="ce18" table:formula="of:=[.$C15]*[.E$3]/([.E$2]+[.E$3])" office:value-type="float" office:value="0.590740740740741" calcext:value-type="float">
            <text:p/>
          </table:table-cell>
          <table:table-cell table:style-name="ce23" table:formula="of:=[.$C15]*[.F$3]/([.F$2]+[.F$3])" office:value-type="float" office:value="0.545053956834532" calcext:value-type="float">
            <text:p/>
          </table:table-cell>
          <table:table-cell table:style-name="ce29" table:formula="of:=[.D15]/([.$H$1]/255)" office:value-type="float" office:value="63.6720613668893" calcext:value-type="float">
            <text:p/>
          </table:table-cell>
          <table:table-cell table:style-name="ce31" table:formula="of:=[.E15]/([.$H$1]/255)" office:value-type="float" office:value="58.8433159722222" calcext:value-type="float">
            <text:p/>
          </table:table-cell>
          <table:table-cell table:style-name="ce33" table:formula="of:=[.F15]/([.$H$1]/255)" office:value-type="float" office:value="54.2924839815648" calcext:value-type="float">
            <text:p/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10" office:value-type="float" office:value="2.8" calcext:value-type="float">
            <text:p>2.8</text:p>
          </table:table-cell>
          <table:table-cell table:style-name="ce15" table:formula="of:=[.$C16]*[.D$3]/([.D$2]+[.D$3])" office:value-type="float" office:value="0.617175572519084" calcext:value-type="float">
            <text:p/>
          </table:table-cell>
          <table:table-cell table:style-name="ce18" table:formula="of:=[.$C16]*[.E$3]/([.E$2]+[.E$3])" office:value-type="float" office:value="0.57037037037037" calcext:value-type="float">
            <text:p/>
          </table:table-cell>
          <table:table-cell table:style-name="ce23" table:formula="of:=[.$C16]*[.F$3]/([.F$2]+[.F$3])" office:value-type="float" office:value="0.526258992805755" calcext:value-type="float">
            <text:p/>
          </table:table-cell>
          <table:table-cell table:style-name="ce29" table:formula="of:=[.D16]/([.$H$1]/255)" office:value-type="float" office:value="61.4764730438931" calcext:value-type="float">
            <text:p/>
          </table:table-cell>
          <table:table-cell table:style-name="ce31" table:formula="of:=[.E16]/([.$H$1]/255)" office:value-type="float" office:value="56.8142361111111" calcext:value-type="float">
            <text:p/>
          </table:table-cell>
          <table:table-cell table:style-name="ce33" table:formula="of:=[.F16]/([.$H$1]/255)" office:value-type="float" office:value="52.4203293615108" calcext:value-type="float">
            <text:p/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10" office:value-type="float" office:value="2.7" calcext:value-type="float">
            <text:p>2.7</text:p>
          </table:table-cell>
          <table:table-cell table:style-name="ce15" table:formula="of:=[.$C17]*[.D$3]/([.D$2]+[.D$3])" office:value-type="float" office:value="0.59513358778626" calcext:value-type="float">
            <text:p/>
          </table:table-cell>
          <table:table-cell table:style-name="ce18" table:formula="of:=[.$C17]*[.E$3]/([.E$2]+[.E$3])" office:value-type="float" office:value="0.55" calcext:value-type="float">
            <text:p/>
          </table:table-cell>
          <table:table-cell table:style-name="ce23" table:formula="of:=[.$C17]*[.F$3]/([.F$2]+[.F$3])" office:value-type="float" office:value="0.507464028776978" calcext:value-type="float">
            <text:p/>
          </table:table-cell>
          <table:table-cell table:style-name="ce29" table:formula="of:=[.D17]/([.$H$1]/255)" office:value-type="float" office:value="59.280884720897" calcext:value-type="float">
            <text:p/>
          </table:table-cell>
          <table:table-cell table:style-name="ce31" table:formula="of:=[.E17]/([.$H$1]/255)" office:value-type="float" office:value="54.78515625" calcext:value-type="float">
            <text:p/>
          </table:table-cell>
          <table:table-cell table:style-name="ce33" table:formula="of:=[.F17]/([.$H$1]/255)" office:value-type="float" office:value="50.5481747414568" calcext:value-type="float">
            <text:p/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.00.0000</text:date>, <text:time style:data-style-name="N2" text:time-value="01:04:35.924553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8:44:17.067693877</meta:creation-date>
    <dc:date>2014-03-21T01:26:36.122080876</dc:date>
    <meta:editing-duration>PT1H43M59S</meta:editing-duration>
    <meta:editing-cycles>10</meta:editing-cycles>
    <meta:generator>LibreOffice/4.2.2.1$Linux_X86_64 LibreOffice_project/420m0$Build-1</meta:generator>
    <meta:document-statistic meta:table-count="1" meta:cell-count="117" meta:object-count="0"/>
  </office:meta>
</office:document-meta>
</file>